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D0000027308458AD91B80A8A6.png" manifest:media-type="image/png"/>
  <manifest:file-entry manifest:full-path="Pictures/100000000000016E0000026C5DF57B6DD11AE32B.png" manifest:media-type="image/png"/>
  <manifest:file-entry manifest:full-path="Pictures/100000000000016A00000286C7636E4E583A9962.png" manifest:media-type="image/png"/>
  <manifest:file-entry manifest:full-path="Pictures/100000000000016E00000287084CE225B872720B.png" manifest:media-type="image/png"/>
  <manifest:file-entry manifest:full-path="Pictures/100000000000016D0000028628FCE33C7F3A4020.png" manifest:media-type="image/png"/>
  <manifest:file-entry manifest:full-path="Pictures/10000000000001630000027A88B3C3C7DC181B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091" officeooo:paragraph-rsid="00090091"/>
    </style:style>
    <style:style style:name="P2" style:family="paragraph" style:parent-style-name="Standard">
      <style:paragraph-properties fo:text-align="center" style:justify-single-word="false"/>
      <style:text-properties fo:color="#009900" fo:font-size="24pt" officeooo:rsid="00090091" officeooo:paragraph-rsid="00090091" style:font-size-asian="24pt" style:font-size-complex="24pt"/>
    </style:style>
    <style:style style:name="P3" style:family="paragraph" style:parent-style-name="Standard">
      <style:text-properties officeooo:rsid="000a3325" officeooo:paragraph-rsid="000a3325"/>
    </style:style>
    <style:style style:name="T1" style:family="text">
      <style:text-properties fo: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MC</text:span> TUTORIAL</text:p>
      <text:p text:style-name="P1"/>
      <text:p text:style-name="P1">Selin Marvan K<text:tab/><text:tab/><text:tab/><text:tab/><text:tab/><text:tab/><text:tab/><text:tab/><text:tab/>29-03-2019<text:tab/></text:p>
      <text:p text:style-name="P1">Shabna TR<text:tab/><text:tab/><text:tab/><text:tab/><text:tab/><text:tab/><text:tab/><text:tab/><text:tab/><text:tab/>Friday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1</text:p>
      <text:p text:style-name="P1"/>
      <text:p text:style-name="P1"/>
      <text:p text:style-name="P1"/>
      <text:p text:style-name="P1"><draw:frame draw:style-name="fr1" draw:name="Image1" text:anchor-type="paragraph" svg:x="4.531cm" svg:y="0.058cm" svg:width="9.684cm" svg:height="17.119cm" draw:z-index="0"><draw:image xlink:href="Pictures/100000000000016E00000287084CE225B872720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Q2</text:p>
      <text:p text:style-name="P1"/>
      <text:p text:style-name="P1"/>
      <text:p text:style-name="P1"/>
      <text:p text:style-name="P1"><draw:frame draw:style-name="fr2" draw:name="Image2" text:anchor-type="paragraph" svg:width="9.578cm" svg:height="17.092cm" draw:z-index="1"><draw:image xlink:href="Pictures/100000000000016A00000286C7636E4E583A99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Q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9.657cm" svg:height="17.092cm" draw:z-index="2"><draw:image xlink:href="Pictures/100000000000016D0000028628FCE33C7F3A40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">Q4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9.393cm" svg:height="16.775cm" draw:z-index="3"><draw:image xlink:href="Pictures/10000000000001630000027A88B3C3C7DC181B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Q5</text:p>
      <text:p text:style-name="P1"/>
      <text:p text:style-name="P1"/>
      <text:p text:style-name="P1"><draw:frame draw:style-name="fr2" draw:name="Image5" text:anchor-type="paragraph" svg:width="9.684cm" svg:height="16.404cm" draw:z-index="4"><draw:image xlink:href="Pictures/100000000000016E0000026C5DF57B6DD11AE32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Q6</text:p>
      <text:p text:style-name="P1"/>
      <text:p text:style-name="P1"/>
      <text:p text:style-name="P1"/>
      <text:p text:style-name="P1"><draw:frame draw:style-name="fr2" draw:name="Image6" text:anchor-type="paragraph" svg:width="9.657cm" svg:height="16.589cm" draw:z-index="5"><draw:image xlink:href="Pictures/100000000000016D0000027308458AD91B80A8A6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15:48.457607047</meta:creation-date>
    <dc:date>2019-03-29T12:20:12.583900911</dc:date>
    <meta:editing-duration>PT4M25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6" meta:paragraph-count="9" meta:word-count="15" meta:character-count="85" meta:non-whitespace-character-count="58"/>
  </office:meta>
</office:document-meta>
</file>